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729in" fo:margin-left="0in" fo:margin-top="0in" fo:margin-bottom="0in" table:align="left"/>
    </style:style>
    <style:style style:name="Table1.A" style:family="table-column">
      <style:table-column-properties style:column-width="0.2083in"/>
    </style:style>
    <style:style style:name="Table1.B" style:family="table-column">
      <style:table-column-properties style:column-width="1.4993in"/>
    </style:style>
    <style:style style:name="Table1.C" style:family="table-column">
      <style:table-column-properties style:column-width="1.4694in"/>
    </style:style>
    <style:style style:name="Table1.D" style:family="table-column">
      <style:table-column-properties style:column-width="1.1979in"/>
    </style:style>
    <style:style style:name="Table1.E" style:family="table-column">
      <style:table-column-properties style:column-width="0.6042in"/>
    </style:style>
    <style:style style:name="Table1.F" style:family="table-column">
      <style:table-column-properties style:column-width="1.5931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background-color="#000000" fo:padding="0.0278in" fo:border="0.75pt solid #cccccc">
        <style:background-image/>
      </style:table-cell-properties>
    </style:style>
    <style:style style:name="Table1.2" style:family="table-row">
      <style:table-row-properties style:min-row-height="0.375in" fo:keep-together="auto"/>
    </style:style>
    <style:style style:name="Table1.A2" style:family="table-cell">
      <style:table-cell-properties style:vertical-align="bottom" fo:padding="0.0278in" fo:border="0.75pt solid #cccccc"/>
    </style:style>
    <style:style style:name="Table1.B2" style:family="table-cell">
      <style:table-cell-properties style:vertical-align="bottom" fo:padding="0.0278in" fo:border="0.75pt solid #cccccc"/>
    </style:style>
    <style:style style:name="Table1.C2" style:family="table-cell">
      <style:table-cell-properties style:vertical-align="bottom" fo:padding="0.0278in" fo:border="0.75pt solid #cccccc"/>
    </style:style>
    <style:style style:name="Table1.D2" style:family="table-cell">
      <style:table-cell-properties style:vertical-align="bottom" fo:padding="0.0278in" fo:border="0.75pt solid #cccccc"/>
    </style:style>
    <style:style style:name="Table1.E2" style:family="table-cell">
      <style:table-cell-properties style:vertical-align="bottom" fo:padding="0.0278in" fo:border="0.75pt solid #cccccc"/>
    </style:style>
    <style:style style:name="Table1.F2" style:family="table-cell">
      <style:table-cell-properties style:vertical-align="bottom" fo:padding="0.0278in" fo:border="0.75pt solid #cccccc"/>
    </style:style>
    <style:style style:name="Table1.3" style:family="table-row">
      <style:table-row-properties style:min-row-height="0.5417in" fo:keep-together="auto"/>
    </style:style>
    <style:style style:name="Table1.A3" style:family="table-cell">
      <style:table-cell-properties style:vertical-align="bottom" fo:padding="0.0278in" fo:border="0.75pt solid #cccccc"/>
    </style:style>
    <style:style style:name="Table1.B3" style:family="table-cell">
      <style:table-cell-properties style:vertical-align="bottom" fo:padding="0.0278in" fo:border="0.75pt solid #cccccc"/>
    </style:style>
    <style:style style:name="Table1.C3" style:family="table-cell">
      <style:table-cell-properties style:vertical-align="bottom" fo:padding="0.0278in" fo:border="0.75pt solid #cccccc"/>
    </style:style>
    <style:style style:name="Table1.D3" style:family="table-cell">
      <style:table-cell-properties style:vertical-align="bottom" fo:padding="0.0278in" fo:border="0.75pt solid #cccccc"/>
    </style:style>
    <style:style style:name="Table1.E3" style:family="table-cell">
      <style:table-cell-properties style:vertical-align="bottom" fo:padding="0.0278in" fo:border="0.75pt solid #cccccc"/>
    </style:style>
    <style:style style:name="Table1.F3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fo:orphans="0" fo:widows="0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Heading_20_2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Subtitle">
      <style:paragraph-properties fo:text-align="center" style:justify-single-word="false"/>
    </style:style>
    <style:style style:name="P20" style:family="paragraph" style:parent-style-name="Title" style:master-page-name="First_20_Page">
      <style:paragraph-properties fo:margin-left="0in" fo:margin-right="0in" fo:text-align="center" style:justify-single-word="false" fo:text-indent="0in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ffffff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cwuvn3ny1gac"/>Rapport<text:span text:style-name="T1"> </text:span>d’intervention</text:p>
      <text:p text:style-name="P5"/>
      <text:p text:style-name="P19"><text:bookmark text:name="_x2q7u333p8ft"/>NOM_DU_CLIENT</text:p>
      <text:p text:style-name="P6"/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1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3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3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1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1"><text:a xlink:type="simple" xlink:href="#_s89pup9bbtic" text:style-name="Index_20_Link" text:visited-style-name="Index_20_Link"><text:span text:style-name="T4">IV - Détails de réalisation</text:span></text:a><text:a xlink:type="simple" xlink:href="#_s89pup9bbtic" text:style-name="Index_20_Link" text:visited-style-name="Index_20_Link"><text:span text:style-name="T6">s</text:span></text:a><text:a xlink:type="simple" xlink:href="#_s89pup9bbtic" text:style-name="Index_20_Link" text:visited-style-name="Index_20_Link"><text:span text:style-name="T4"> additionnelles à la demande du client</text:span></text:a><text:span text:style-name="T4"><text:tab/>2</text:span></text:p>
          <text:p text:style-name="P13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4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9">[<text:span text:style-name="T7">Insérer ici une capture des scores Lighthouse avant optimisation</text:span><text:span text:style-name="T2">]</text:span></text:p>
      <text:p text:style-name="Heading_20_2"><text:bookmark text:name="_2639sr7sbrhx"/>Score Lighthouse après optimisation</text:p>
      <text:p text:style-name="Standard">[<text:span text:style-name="T7">Insérer ici une capture des scores Lighthouse après optimisation</text:span>]</text:p>
      <text:p text:style-name="P16"><text:bookmark text:name="_75j88ale97cb"/><text:span text:style-name="T1">II - Détails des optimisations et interventions effectuées</text:span></text:p>
      <text:p text:style-name="P17"><text:bookmark text:name="_uxfyskso5n4s"/><text:span text:style-name="T1">1 - Les </text:span>i<text:span text:style-name="T1">mages</text:span></text:p>
      <text:p text:style-name="P9"><text:span text:style-name="T2">Le projet comporte origin</text:span>el<text:span text:style-name="T2">lement </text:span><text:span text:style-name="T3">XX</text:span><text:span text:style-name="T2"> images pour un poids total de </text:span><text:span text:style-name="T3">XX </text:span><text:span text:style-name="T2">MB. Nous avons effectué les modifications suivantes aux images</text:span> <text:span text:style-name="T2">:</text:span></text:p>
      <text:list xml:id="list4133722380" text:style-name="WWNum1">
        <text:list-item>
          <text:p text:style-name="P15"><text:soft-page-break/><text:span text:style-name="T2">…</text:span></text:p>
        </text:list-item>
        <text:list-item>
          <text:p text:style-name="P15"><text:span text:style-name="T2">…</text:span></text:p>
        </text:list-item>
        <text:list-item>
          <text:p text:style-name="P15"><text:span text:style-name="T2">…</text:span></text:p>
        </text:list-item>
      </text:list>
      <text:p text:style-name="P9"><text:span text:style-name="T2">Après les modifications, le poids total des images est de </text:span><text:span text:style-name="T3">XX </text:span><text:span text:style-name="T2">MB, soit un gain de </text:span><text:span text:style-name="T3">XX </text:span>%.</text:p>
      <text:p text:style-name="P18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Standard"><text:span text:style-name="T7">[Insérer une capture de la page du site avec l’extension Wave avant optimisation]</text:span></text:p>
      <text:p text:style-name="Standard"/>
      <text:p text:style-name="Heading_20_2"><text:bookmark text:name="_ps60efz3wq9e"/>Accessibilité après optimisation</text:p>
      <text:p text:style-name="Standard"><text:span text:style-name="T7">[Insérer une capture de la page du site avec l’extension Wave après optimisation]</text:span></text:p>
      <text:p text:style-name="Standard"/>
      <text:p text:style-name="Heading_20_2"><text:bookmark text:name="_2un6chr8bug1"/>Modifications effectuées</text:p>
      <text:p text:style-name="Standard"><text:span text:style-name="T7">[Lister les modifications faites pour valider l’accessibilité]</text:span></text:p>
      <text:p text:style-name="P16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text:span text:style-name="T8">ID</text:span></text:p>
          </table:table-cell>
          <table:table-cell table:style-name="Table1.A1" office:value-type="string">
            <text:p text:style-name="P1"><text:span text:style-name="T8">Action</text:span></text:p>
          </table:table-cell>
          <table:table-cell table:style-name="Table1.A1" office:value-type="string">
            <text:p text:style-name="P1"><text:span text:style-name="T8">Résultat initial</text:span></text:p>
          </table:table-cell>
          <table:table-cell table:style-name="Table1.A1" office:value-type="string">
            <text:p text:style-name="P1"><text:span text:style-name="T8">Résultat attendu</text:span></text:p>
          </table:table-cell>
          <table:table-cell table:style-name="Table1.A1" office:value-type="string">
            <text:p text:style-name="P1"><text:span text:style-name="T8">Statut</text:span></text:p>
          </table:table-cell>
          <table:table-cell table:style-name="Table1.A1" office:value-type="string">
            <text:p text:style-name="P1"><text:span text:style-name="T8">Remarques et commentaires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9">1</text:span>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1"><text:span text:style-name="T9">À faire / Résolu</text:span></text:p>
          </table:table-cell>
          <table:table-cell table:style-name="Table1.F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3"><text:span text:style-name="T9">2</text:span>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keep-together="always" fo:text-indent="0in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text-indent="0in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keep-together="always" fo:text-indent="0in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in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48" meta:word-count="248" meta:character-count="1468" meta:non-whitespace-character-count="1270"/>
    <meta:generator>LibreOfficeDev/6.0.5.2$Linux_X86_64 LibreOffice_project/</meta:generator>
  </office:meta>
</office:document-meta>
</file>